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41cm" fo:margin-left="0cm" table:align="left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3.401cm"/>
    </style:style>
    <style:style style:name="Table5.E" style:family="table-column">
      <style:table-column-properties style:column-width="3.8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7a3d" officeooo:paragraph-rsid="00087a3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5c1a" officeooo:paragraph-rsid="000a5c1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7a3d" officeooo:paragraph-rsid="00087a3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c0323" officeooo:paragraph-rsid="000c032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87a3d" officeooo:paragraph-rsid="00087a3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87a3d" officeooo:paragraph-rsid="000a5c1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5c1a" officeooo:paragraph-rsid="000a5c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0323" officeooo:paragraph-rsid="000c0323" style:font-weight-asian="normal" style:font-weight-complex="normal"/>
    </style:style>
    <style:style style:name="P9" style:family="paragraph" style:parent-style-name="Standard">
      <style:text-properties style:font-name="sans-serif" fo:font-size="12pt" style:font-size-asian="12pt" style:font-size-complex="12pt"/>
    </style:style>
    <style:style style:name="P10" style:family="paragraph" style:parent-style-name="Standard">
      <style:text-properties style:font-name="sans-serif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7a3d" officeooo:paragraph-rsid="00087a3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0323" officeooo:paragraph-rsid="000c032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a77d" officeooo:paragraph-rsid="000ca77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officeooo:rsid="000c0323" officeooo:paragraph-rsid="000c0323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0c0323" officeooo:paragraph-rsid="000c032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ca77d" officeooo:paragraph-rsid="000ca77d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0dda36" officeooo:paragraph-rsid="000dda36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e7f5b" officeooo:paragraph-rsid="000e7f5b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bold" officeooo:rsid="000ca77d" officeooo:paragraph-rsid="000ca77d" style:font-size-asian="12pt" style:font-weight-asian="bold" style:font-size-complex="12pt" style:font-weight-complex="bold"/>
    </style:style>
    <style:style style:name="T1" style:family="text">
      <style:text-properties style:font-name="sans-serif"/>
    </style:style>
    <style:style style:name="T2" style:family="text">
      <style:text-properties officeooo:rsid="000a5c1a"/>
    </style:style>
    <style:style style:name="T3" style:family="text">
      <style:text-properties style:text-underline-style="solid" style:text-underline-width="auto" style:text-underline-color="font-color" fo:font-weight="bold" officeooo:rsid="000a5c1a" style:font-weight-asian="bold" style:font-weight-complex="bold"/>
    </style:style>
    <style:style style:name="T4" style:family="text">
      <style:text-properties officeooo:rsid="000c03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ón de Sistema de recursos FIS</text:p>
      <text:p text:style-name="P3"/>
      <text:p text:style-name="P3">Descripción general del sistema</text:p>
      <text:p text:style-name="P6"><text:span text:style-name="T3">1º-OBJETIVOS</text:span></text:p>
      <text:p text:style-name="P6"><text:line-break/><text:span text:style-name="T2">Este proyecto tiene como objetivo gestionar una red que permite a usuarios de diferentes localizaciones geográficas compartir recursos tales como vivienda o vehículo de transporte. El sistema debe almacenar y gestionar la información a nivel personal de cada usuario. Información como su número de contacto, correo electrónico, residencia habitual, etc. Además debe almacenar la información sobre las viviendas que puede poner a disposición de otros usuarios así como de sus vehículos. El sistema también almacenará y gestionará sus peticiones de busqueda e historial de <text:s/>reservas de viviendas o vehículos de otros usuarios. <text:s/>También permitirá la utilización de un canal de comunicación entre los usuarios. Tanto a nivel del propietario del vehículo/vivienda con el usuario que solicita usarla así como entre grupos de usuarios que decidan unirse para la planificación conjunta de un viaje.</text:span></text:p>
      <text:p text:style-name="P5"/>
      <text:p text:style-name="P7">El objetivo es unificar en una sola aplicación todos los aspectos relacionados con la planificación de un viaje basados en transporte/vivienda. Agilizando estos aspectos y ofreciendo un nivel de seguridad en la obtención de los recursos solicitados. </text:p>
      <text:p text:style-name="P7"/>
      <text:p text:style-name="P7">A modo de resumen los principales objetivos que se buscan con esta aplicación son:</text:p>
      <text:p text:style-name="P7"><text:tab/>-OBJ-1: Almacenar información relativa a los usuarios que utilicen el sistema y gestionarla </text:p>
      <text:p text:style-name="P7"><text:tab/>de forma correcta.</text:p>
      <text:p text:style-name="P7"/>
      <text:p text:style-name="P7"><text:tab/>-OBJ-2: Crear y mantener unos canales de comunicación entre los usuarios que permitan <text:tab/>tanto la comunicación entre ellos a nivel de planificación como la valoración del servicio <text:tab/>obtenido tanto por la aplicación como por el usuario propietario.</text:p>
      <text:p text:style-name="P7"/>
      <text:p text:style-name="P5"><text:tab/>-<text:span text:style-name="T2">OBJ-3: Ofrecer una garantia de cumplimiento y rendimiento satisfactorio en los servicios <text:tab/>prestados por la aplicación.</text:span></text:p>
      <text:p text:style-name="P5"/>
      <text:p text:style-name="P2">2-IDENTIFICAR IMPLICADOS</text:p>
      <text:p text:style-name="P7"/>
      <text:p text:style-name="P8">Los usuarios directos de la aplicación serán dos, el usuario propietario y el usuario solicitante. Su nivel cultural sera medio y no se necesitaran conocimientos informáticos mas allá de ofimática básica.</text:p>
      <text:p text:style-name="P8"/>
      <text:p text:style-name="P4">Resumen de implicados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5">Nombre</text:p>
          </table:table-cell>
          <table:table-cell table:style-name="Table1.A1" office:value-type="string">
            <text:p text:style-name="P15">Descripción</text:p>
          </table:table-cell>
          <table:table-cell table:style-name="Table1.A1" office:value-type="string">
            <text:p text:style-name="P15">Tipo</text:p>
          </table:table-cell>
          <table:table-cell table:style-name="Table1.D1" office:value-type="string">
            <text:p text:style-name="P15">Responsabilidad</text:p>
          </table:table-cell>
        </table:table-row>
        <table:table-row>
          <table:table-cell table:style-name="Table1.A2" office:value-type="string">
            <text:p text:style-name="P15">Invitado</text:p>
          </table:table-cell>
          <table:table-cell table:style-name="Table1.A2" office:value-type="string">
            <text:p text:style-name="P15">Representa a un usuario en potencia</text:p>
          </table:table-cell>
          <table:table-cell table:style-name="Table1.A2" office:value-type="string">
            <text:p text:style-name="P15">Usuario aplicación</text:p>
          </table:table-cell>
          <table:table-cell table:style-name="Table1.D2" office:value-type="string">
            <text:p text:style-name="P15">Completar visita guiada de la aplicación.</text:p>
            <text:p text:style-name="P15">Convertirse en usuario completo.</text:p>
          </table:table-cell>
        </table:table-row>
        <table:table-row>
          <table:table-cell table:style-name="Table1.A2" office:value-type="string">
            <text:p text:style-name="P15">Usuario</text:p>
          </table:table-cell>
          <table:table-cell table:style-name="Table1.A2" office:value-type="string">
            <text:p text:style-name="P15">Representa a un usuario completo</text:p>
          </table:table-cell>
          <table:table-cell table:style-name="Table1.A2" office:value-type="string">
            <text:p text:style-name="P15">Usuario aplicación</text:p>
          </table:table-cell>
          <table:table-cell table:style-name="Table1.D2" office:value-type="string">
            <text:p text:style-name="P15">Utilizar la aplicación.</text:p>
            <text:p text:style-name="P15">Aportar recursos para la ulilización por otros usuarios.</text:p>
            <text:p text:style-name="P15">Valoración de los servicios obtenidos.</text:p>
          </table:table-cell>
        </table:table-row>
        <table:table-row>
          <table:table-cell table:style-name="Table1.A2" office:value-type="string">
            <text:p text:style-name="P15">Administrador </text:p>
          </table:table-cell>
          <table:table-cell table:style-name="Table1.A2" office:value-type="string">
            <text:p text:style-name="P15">Administrador de la aplicación</text:p>
          </table:table-cell>
          <table:table-cell table:style-name="Table1.A2" office:value-type="string">
            <text:p text:style-name="P15">Administrador aplicación</text:p>
          </table:table-cell>
          <table:table-cell table:style-name="Table1.D2" office:value-type="string">
            <text:p text:style-name="P15">Gestion y control de la calidad del servicio <text:soft-page-break/>ofrecido por la aplicación.</text:p>
            <text:p text:style-name="P15">Mantenimiento de lista de usuarios sana.</text:p>
            <text:p text:style-name="P15">Actualizaciones del sistema.</text:p>
          </table:table-cell>
        </table:table-row>
      </table:table>
      <text:p text:style-name="P4"/>
      <text:p text:style-name="P12">Perfiles de implicados</text:p>
      <text:p text:style-name="P12"/>
      <text:p text:style-name="P12">Invitado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Representante </text:p>
          </table:table-cell>
          <table:table-cell table:style-name="Table2.B1" office:value-type="string">
            <text:p text:style-name="P16"><text:s/><text:span text:style-name="T4">David Fernandez</text:span></text:p>
          </table:table-cell>
        </table:table-row>
        <table:table-row>
          <table:table-cell table:style-name="Table2.A2" office:value-type="string">
            <text:p text:style-name="P17">Descripción</text:p>
          </table:table-cell>
          <table:table-cell table:style-name="Table2.B2" office:value-type="string">
            <text:p text:style-name="P17">Invitado</text:p>
          </table:table-cell>
        </table:table-row>
        <table:table-row>
          <table:table-cell table:style-name="Table2.A2" office:value-type="string">
            <text:p text:style-name="P18">Tipo</text:p>
          </table:table-cell>
          <table:table-cell table:style-name="Table2.B2" office:value-type="string">
            <text:p text:style-name="P18">No puede usar la aplicación en su versión completa. Obtiene una visita guiada por el funcionamiento y los servicios prestados por la aplicación. Se le ofrece la posibilidad de convertirse en usuario completo.</text:p>
          </table:table-cell>
        </table:table-row>
        <table:table-row>
          <table:table-cell table:style-name="Table2.A2" office:value-type="string">
            <text:p text:style-name="P17">Responsabilidades</text:p>
          </table:table-cell>
          <table:table-cell table:style-name="Table2.B2" office:value-type="string">
            <text:p text:style-name="P17">Completar la visita guiada de la aplicación.</text:p>
            <text:p text:style-name="P17">Completar su registro para ser un usuario completo.</text:p>
          </table:table-cell>
        </table:table-row>
        <table:table-row>
          <table:table-cell table:style-name="Table2.A2" office:value-type="string">
            <text:p text:style-name="P17">Criterios de éxito</text:p>
          </table:table-cell>
          <table:table-cell table:style-name="Table2.B2" office:value-type="string">
            <text:p text:style-name="P18">Registro para usuario completo.</text:p>
            <text:p text:style-name="P18">Agilización en planificación de viajes.</text:p>
            <text:p text:style-name="P18">Aportación al número de recursos</text:p>
          </table:table-cell>
        </table:table-row>
        <table:table-row>
          <table:table-cell table:style-name="Table2.A2" office:value-type="string">
            <text:p text:style-name="P18">Implicación</text:p>
          </table:table-cell>
          <table:table-cell table:style-name="Table2.B2" office:value-type="string">
            <text:p text:style-name="P18">Utilización del sistema para ver su funcionamiento o el registro completo</text:p>
          </table:table-cell>
        </table:table-row>
        <table:table-row>
          <table:table-cell table:style-name="Table2.A2" office:value-type="string">
            <text:p text:style-name="P18">Comentarios/Cuestiones</text:p>
          </table:table-cell>
          <table:table-cell table:style-name="Table2.B2" office:value-type="string">
            <text:p text:style-name="P16"/>
          </table:table-cell>
        </table:table-row>
      </table:table>
      <text:p text:style-name="P12"/>
      <text:p text:style-name="P13">Usuario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8">Representante </text:p>
          </table:table-cell>
          <table:table-cell table:style-name="Table3.B1" office:value-type="string">
            <text:p text:style-name="P18"><text:s/>Marc Marquez</text:p>
          </table:table-cell>
        </table:table-row>
        <table:table-row>
          <table:table-cell table:style-name="Table3.A2" office:value-type="string">
            <text:p text:style-name="P18">Descripción</text:p>
          </table:table-cell>
          <table:table-cell table:style-name="Table3.B2" office:value-type="string">
            <text:p text:style-name="P18">Usuario</text:p>
          </table:table-cell>
        </table:table-row>
        <table:table-row>
          <table:table-cell table:style-name="Table3.A2" office:value-type="string">
            <text:p text:style-name="P18">Tipo</text:p>
          </table:table-cell>
          <table:table-cell table:style-name="Table3.B2" office:value-type="string">
            <text:p text:style-name="P18">Puede usar la aplicación completa, compartir recursos con otros usuarios o solicitar el alquiler de alguno y valorar los servicios obtenidos.</text:p>
          </table:table-cell>
        </table:table-row>
        <table:table-row>
          <table:table-cell table:style-name="Table3.A2" office:value-type="string">
            <text:p text:style-name="P18">Responsabilidades</text:p>
          </table:table-cell>
          <table:table-cell table:style-name="Table3.B2" office:value-type="string">
            <text:p text:style-name="P18">Solicitar recursos.</text:p>
            <text:p text:style-name="P18">Compartir recursos.</text:p>
            <text:p text:style-name="P18">Valorar el servicio.</text:p>
            <text:p text:style-name="P18">Añadir feedback</text:p>
            <text:p text:style-name="P18"/>
          </table:table-cell>
        </table:table-row>
        <table:table-row>
          <table:table-cell table:style-name="Table3.A2" office:value-type="string">
            <text:p text:style-name="P18">Criterios de éxito</text:p>
          </table:table-cell>
          <table:table-cell table:style-name="Table3.B2" office:value-type="string">
            <text:p text:style-name="P18">El sistema le ayuda a agilizar sus tramites en materia de transporte/vivienda y obtiene un servicio de calidad y acorde a sus necesidades.</text:p>
          </table:table-cell>
        </table:table-row>
        <table:table-row>
          <table:table-cell table:style-name="Table3.A2" office:value-type="string">
            <text:p text:style-name="P18">Implicación</text:p>
          </table:table-cell>
          <table:table-cell table:style-name="Table3.B2" office:value-type="string">
            <text:p text:style-name="P18">Utiliza el sistema para gestionar aspectos de transporte/vivienda.</text:p>
          </table:table-cell>
        </table:table-row>
        <table:table-row>
          <table:table-cell table:style-name="Table3.A2" office:value-type="string">
            <text:p text:style-name="P18">Comentarios/Cuestiones</text:p>
          </table:table-cell>
          <table:table-cell table:style-name="Table3.B2" office:value-type="string">
            <text:p text:style-name="P16"/>
          </table:table-cell>
        </table:table-row>
      </table:table>
      <text:p text:style-name="P13"/>
      <text:p text:style-name="P12"/>
      <text:p text:style-name="P11"><text:soft-page-break/></text:p>
      <text:p text:style-name="P13">Administrador 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8">Representante </text:p>
          </table:table-cell>
          <table:table-cell table:style-name="Table4.B1" office:value-type="string">
            <text:p text:style-name="P18">Jose Manuel Enriquez </text:p>
          </table:table-cell>
        </table:table-row>
        <table:table-row>
          <table:table-cell table:style-name="Table4.A2" office:value-type="string">
            <text:p text:style-name="P18">Descripción</text:p>
          </table:table-cell>
          <table:table-cell table:style-name="Table4.B2" office:value-type="string">
            <text:p text:style-name="P18">Administrador</text:p>
          </table:table-cell>
        </table:table-row>
        <table:table-row>
          <table:table-cell table:style-name="Table4.A2" office:value-type="string">
            <text:p text:style-name="P18">Tipo</text:p>
          </table:table-cell>
          <table:table-cell table:style-name="Table4.B2" office:value-type="string">
            <text:p text:style-name="P18">Experto</text:p>
          </table:table-cell>
        </table:table-row>
        <table:table-row>
          <table:table-cell table:style-name="Table4.A2" office:value-type="string">
            <text:p text:style-name="P18">Responsabilidades</text:p>
          </table:table-cell>
          <table:table-cell table:style-name="Table4.B2" office:value-type="string">
            <text:p text:style-name="P18">Gestion y mantenimiento de la calidad del servicio.</text:p>
          </table:table-cell>
        </table:table-row>
        <table:table-row>
          <table:table-cell table:style-name="Table4.A2" office:value-type="string">
            <text:p text:style-name="P18">Criterios de éxito</text:p>
          </table:table-cell>
          <table:table-cell table:style-name="Table4.B2" office:value-type="string">
            <text:p text:style-name="P18">Hay éxito si se mantiene un nivel de servicios adecuado. Todas las funciones de la aplicación funcionan adecuadamente y se mantiene un control sobre la lista de usuarios de la aplicación</text:p>
          </table:table-cell>
        </table:table-row>
        <table:table-row>
          <table:table-cell table:style-name="Table4.A2" office:value-type="string">
            <text:p text:style-name="P18">Implicación</text:p>
          </table:table-cell>
          <table:table-cell table:style-name="Table4.B2" office:value-type="string">
            <text:p text:style-name="P18">Responsable de gestionar los posibles sucesos relacionados con la aplicación y gestionar las peticiones de los usuarios.</text:p>
          </table:table-cell>
        </table:table-row>
        <table:table-row>
          <table:table-cell table:style-name="Table4.A2" office:value-type="string">
            <text:p text:style-name="P18">Comentarios/Cuestiones</text:p>
          </table:table-cell>
          <table:table-cell table:style-name="Table4.B2" office:value-type="string">
            <text:p text:style-name="P18">Familiarizado con gestión de sistemas</text:p>
          </table:table-cell>
        </table:table-row>
      </table:table>
      <text:p text:style-name="P13"/>
      <text:p text:style-name="P13">Necesidades principales de los implicados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21">Necesidad</text:p>
          </table:table-cell>
          <table:table-cell table:style-name="Table5.A1" office:value-type="string">
            <text:p text:style-name="P21">Prioridad</text:p>
          </table:table-cell>
          <table:table-cell table:style-name="Table5.A1" office:value-type="string">
            <text:p text:style-name="P21">Problema</text:p>
          </table:table-cell>
          <table:table-cell table:style-name="Table5.A1" office:value-type="string">
            <text:p text:style-name="P21">Solución actual</text:p>
          </table:table-cell>
          <table:table-cell table:style-name="Table5.E1" office:value-type="string">
            <text:p text:style-name="P21">Solución propuesta</text:p>
          </table:table-cell>
        </table:table-row>
        <table:table-row>
          <table:table-cell table:style-name="Table5.A2" office:value-type="string">
            <text:p text:style-name="P19">Alquiler/Consulta</text:p>
          </table:table-cell>
          <table:table-cell table:style-name="Table5.A2" office:value-type="string">
            <text:p text:style-name="P19">Alta</text:p>
          </table:table-cell>
          <table:table-cell table:style-name="Table5.A2" office:value-type="string">
            <text:p text:style-name="P19">Dificultad para conocer todas las viviendas y formas de transporte disponibles.</text:p>
          </table:table-cell>
          <table:table-cell table:style-name="Table5.A2" office:value-type="string">
            <text:p text:style-name="P19">Llamar hoteles y hostales de circundantes al destino así como compañias de alquier de transporte.</text:p>
          </table:table-cell>
          <table:table-cell table:style-name="Table5.E2" office:value-type="string">
            <text:p text:style-name="P19">Aplicación Software que permita conocer la oferta de la zona en aspecto transporte/vivienda de forma agil y eficiente.</text:p>
          </table:table-cell>
        </table:table-row>
        <table:table-row>
          <table:table-cell table:style-name="Table5.A2" office:value-type="string">
            <text:p text:style-name="P19">Reserva</text:p>
          </table:table-cell>
          <table:table-cell table:style-name="Table5.A2" office:value-type="string">
            <text:p text:style-name="P19">Alta</text:p>
          </table:table-cell>
          <table:table-cell table:style-name="Table5.A2" office:value-type="string">
            <text:p text:style-name="P19">Comunicación costosa entre determinados usuarios.</text:p>
          </table:table-cell>
          <table:table-cell table:style-name="Table5.A2" office:value-type="string">
            <text:p text:style-name="P19">Dedicar una gran cantidad de tiempo al proceso, contratación de servicios solo con usuarios similares</text:p>
          </table:table-cell>
          <table:table-cell table:style-name="Table5.E2" office:value-type="string">
            <text:p text:style-name="P19">La aplicación se encarga de gestionar el proceso de reserva entre los usuarios de forma agil.</text:p>
          </table:table-cell>
        </table:table-row>
        <table:table-row>
          <table:table-cell table:style-name="Table5.A2" office:value-type="string">
            <text:p text:style-name="P19">Confianza entre usuarios</text:p>
          </table:table-cell>
          <table:table-cell table:style-name="Table5.A2" office:value-type="string">
            <text:p text:style-name="P19">Media</text:p>
          </table:table-cell>
          <table:table-cell table:style-name="Table5.A2" office:value-type="string">
            <text:p text:style-name="P19">No poder acceder a ningún tipo de historial entre ambos usuarios que permita ofrecer una garantía de seguridad</text:p>
          </table:table-cell>
          <table:table-cell table:style-name="Table5.A2" office:value-type="string">
            <text:p text:style-name="P19">Intentar recopilar información mediante redes sociales o personas en común.</text:p>
            <text:p text:style-name="P19">Arriesgarse.</text:p>
          </table:table-cell>
          <table:table-cell table:style-name="Table5.E2" office:value-type="string">
            <text:p text:style-name="P19">Sistema de valoración que permita a un usuario contar su experiencia y valorarla, de forma que sirva de ayuda a otros usuarios.</text:p>
          </table:table-cell>
        </table:table-row>
        <table:table-row>
          <table:table-cell table:style-name="Table5.A2" office:value-type="string">
            <text:p text:style-name="P20">Condiciones del servicio</text:p>
          </table:table-cell>
          <table:table-cell table:style-name="Table5.A2" office:value-type="string">
            <text:p text:style-name="P20">alta</text:p>
          </table:table-cell>
          <table:table-cell table:style-name="Table5.A2" office:value-type="string">
            <text:p text:style-name="P20">No conocer toda la información relativa a como se efectuará el servicio solicitado</text:p>
          </table:table-cell>
          <table:table-cell table:style-name="Table5.A2" office:value-type="string">
            <text:p text:style-name="P20">Experiencia de otros usuarios, comunicaciones directas entre el usuario y el propietario.</text:p>
          </table:table-cell>
          <table:table-cell table:style-name="Table5.E2" office:value-type="string">
            <text:p text:style-name="P20">A la hora de ofertar un servicio es necesario incluir de antemano todas las características referentes a trayecto, modo de pago, etc.</text:p>
          </table:table-cell>
        </table:table-row>
      </table:table>
      <text:p text:style-name="P13"><text:soft-page-break/></text:p>
      <text:p text:style-name="P11"/>
      <text:p text:style-name="P11">Funcionalidades mínimas:</text:p>
      <text:p text:style-name="P11"/>
      <text:p text:style-name="P14"><text:span text:style-name="T1">-Planificación de viajes</text:span></text:p>
      <text:p text:style-name="P10">-Reservas de viajes y habitación/casas</text:p>
      <text:p text:style-name="P14"><text:span text:style-name="T1">-Registrarse como usuario del sistema</text:span></text:p>
      <text:p text:style-name="P14"><text:span text:style-name="T1">-Gestión de Usuarios registrados</text:span></text:p>
      <text:p text:style-name="P14"><text:span text:style-name="T1">-Perfil de usuario</text:span></text:p>
      <text:p text:style-name="P14">-<text:span text:style-name="T1">Recursos que ofrece el usuario</text:span></text:p>
      <text:p text:style-name="P14"><text:span text:style-name="T1">-Cuenta de cobro/pago</text:span></text:p>
      <text:p text:style-name="P14"><text:span text:style-name="T1">-Nivel de implicación en función del uso que haga del sistema.</text:span></text:p>
      <text:p text:style-name="P14"><text:span text:style-name="T1">-Notificaciones/mensajes al usuario</text:span></text:p>
      <text:p text:style-name="P10">-Opiniones de usuarios:</text:p>
      <text:p text:style-name="P14"><text:span text:style-name="T1">-Dejar y recibir opiniones</text:span></text:p>
      <text:p text:style-name="P10">-Gestión de pagos y cobros 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7:40:53.308150942</meta:creation-date>
    <dc:date>2016-02-25T19:18:31.723545480</dc:date>
    <meta:editing-duration>PT6M33S</meta:editing-duration>
    <meta:editing-cycles>1</meta:editing-cycles>
    <meta:document-statistic meta:table-count="5" meta:image-count="0" meta:object-count="0" meta:page-count="4" meta:paragraph-count="124" meta:word-count="872" meta:character-count="6045" meta:non-whitespace-character-count="5276"/>
    <meta:generator>LibreOffice/4.2.8.2$Linux_X86_64 LibreOffice_project/420m0$Build-2</meta:generator>
  </office:meta>
</office:document-meta>
</file>